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Triangle_20_unfilled" draw:marker-end-width="0.2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svg:stroke-width="0.01cm" svg:stroke-color="#ff3333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objectwithoutfill">
      <style:graphic-properties svg:stroke-color="#ff3333" draw:marker-start="Arrow" draw:marker-end="" draw:fill="none" draw:textarea-vertical-align="middle"/>
    </style:style>
    <style:style style:name="gr15" style:family="graphic" style:parent-style-name="Object_20_with_20_no_20_fill_20_and_20_no_20_line">
      <style:graphic-properties svg:stroke-color="#ff3333" draw:textarea-vertical-align="middle" draw:ole-draw-aspect="1" style:protect="size"/>
    </style:style>
    <style:style style:name="gr16" style:family="graphic" style:parent-style-name="standard">
      <style:graphic-properties svg:stroke-color="#666666" draw:fill="hatch" draw:fill-color="#ffffff" draw:fill-hatch-name="Hatching_20_3" draw:fill-hatch-solid="fals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svg:stroke-color="#666666" draw:textarea-vertical-align="middle" draw:ole-draw-aspect="1" style:protect="size"/>
    </style:style>
    <style:style style:name="gr19" style:family="graphic" style:parent-style-name="standard">
      <style:graphic-properties svg:stroke-color="#000000" draw:fill="hatch" draw:fill-color="#ffffff" draw:fill-hatch-name="Black_20_90_20_Degrees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999999" draw:fill="none" draw:textarea-vertical-align="middle"/>
    </style:style>
    <style:style style:name="gr2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2" style:family="graphic" style:parent-style-name="Object_20_with_20_no_20_fill_20_and_20_no_20_line">
      <style:graphic-properties svg:stroke-color="#999999" draw:textarea-vertical-align="middle" draw:ole-draw-aspect="1" style:protect="size"/>
    </style:style>
    <style:style style:name="gr23" style:family="graphic" style:parent-style-name="standard">
      <style:graphic-properties svg:stroke-color="#000000" draw:fill="hatch" draw:fill-color="#ffffff" draw:fill-hatch-name="Black_20_90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Book Antiqua1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color="#ff3333" style:font-name="Book Antiqua1" fo:font-size="18pt" style:font-size-asian="18pt" style:font-size-complex="18pt"/>
    </style:style>
    <style:style style:name="T2" style:family="text">
      <style:text-properties style:font-name="Book Antiqu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0cm" svg:x2="2cm" svg:y2="4cm">
            <text:p/>
          </draw:line>
          <draw:line draw:style-name="gr1" draw:text-style-name="P1" draw:layer="layout" svg:x1="2cm" svg:y1="3cm" svg:x2="1cm" svg:y2="3.5cm">
            <text:p/>
          </draw:line>
          <draw:line draw:style-name="gr1" draw:text-style-name="P1" draw:layer="layout" svg:x1="2cm" svg:y1="4cm" svg:x2="1cm" svg:y2="4.5cm">
            <text:p/>
          </draw:line>
          <draw:line draw:style-name="gr1" draw:text-style-name="P1" draw:layer="layout" svg:x1="2cm" svg:y1="2cm" svg:x2="1cm" svg:y2="2.5cm">
            <text:p/>
          </draw:line>
          <draw:line draw:style-name="gr1" draw:text-style-name="P1" draw:layer="layout" svg:x1="2cm" svg:y1="1cm" svg:x2="1cm" svg:y2="1.5cm">
            <text:p/>
          </draw:line>
          <draw:line draw:style-name="gr1" draw:text-style-name="P1" draw:layer="layout" svg:x1="2cm" svg:y1="0cm" svg:x2="1cm" svg:y2="0.5cm">
            <text:p/>
          </draw:line>
        </draw:g>
        <draw:line draw:style-name="gr2" draw:text-style-name="P1" draw:layer="layout" svg:x1="2cm" svg:y1="2cm" svg:x2="18cm" svg:y2="2cm">
          <text:p/>
        </draw:line>
        <draw:path draw:style-name="gr3" draw:text-style-name="P1" draw:layer="layout" svg:width="15.999cm" svg:height="1.435cm" svg:x="2cm" svg:y="2cm" svg:viewBox="0 0 16000 1436" svg:d="m16000 0c-13176 2400-13271 1200-14024 600s-1976-600-1976-600">
          <text:p/>
        </draw:path>
        <draw:path draw:style-name="gr4" draw:text-style-name="P1" draw:layer="layout" svg:width="0.918cm" svg:height="2.499cm" svg:x="0.181cm" svg:y="0.8cm" svg:viewBox="0 0 919 2500" svg:d="m819 2500c-1900-1500 100-2500 100-2500">
          <text:p/>
        </draw:path>
        <draw:path draw:style-name="gr5" draw:text-style-name="P1" draw:layer="layout" svg:width="0.479cm" svg:height="2.699cm" svg:x="4.075cm" svg:y="0.8cm" svg:viewBox="0 0 480 2700" svg:d="m425 0c-600 1000-500 1100-100 1600s-100 1100-100 1100">
          <text:p text:style-name="P2"><text:span text:style-name="T1">1</text:span><text:span text:style-name="T2"> <text:s text:c="5"/></text:span><text:span text:style-name="T2"><text:line-break/></text:span><text:span text:style-name="T2"><text:line-break/></text:span><text:span text:style-name="T2"/></text:p>
        </draw:path>
        <draw:path draw:style-name="gr5" draw:text-style-name="P1" draw:layer="layout" svg:width="0.479cm" svg:height="2.699cm" svg:x="8.075cm" svg:y="0.8cm" svg:viewBox="0 0 480 2700" svg:d="m425 0c-600 1000-500 1100-100 1600s-100 1100-100 1100">
          <text:p text:style-name="P2"><text:span text:style-name="T1">2</text:span><text:span text:style-name="T2"> <text:s text:c="5"/></text:span><text:span text:style-name="T2"><text:line-break/></text:span><text:span text:style-name="T2"><text:line-break/></text:span><text:span text:style-name="T2"/></text:p>
        </draw:path>
        <draw:g>
          <draw:line draw:style-name="gr2" draw:text-style-name="P1" draw:layer="layout" svg:x1="2cm" svg:y1="5cm" svg:x2="6cm" svg:y2="5cm">
            <text:p/>
          </draw:line>
          <draw:line draw:style-name="gr2" draw:text-style-name="P1" draw:layer="layout" svg:x1="6cm" svg:y1="5cm" svg:x2="18cm" svg:y2="5cm">
            <text:p/>
          </draw:line>
          <draw:line draw:style-name="gr2" draw:text-style-name="P1" draw:layer="layout" svg:x1="2cm" svg:y1="4.8cm" svg:x2="2cm" svg:y2="5.2cm">
            <text:p/>
          </draw:line>
          <draw:line draw:style-name="gr2" draw:text-style-name="P1" draw:layer="layout" svg:x1="6cm" svg:y1="4.8cm" svg:x2="6cm" svg:y2="5.2cm">
            <text:p/>
          </draw:line>
          <draw:line draw:style-name="gr2" draw:text-style-name="P1" draw:layer="layout" svg:x1="18cm" svg:y1="4.8cm" svg:x2="18cm" svg:y2="5.2cm">
            <text:p/>
          </draw:line>
          <draw:frame draw:style-name="gr6" draw:text-style-name="P2" draw:layer="layout" svg:width="0.606cm" svg:height="0.543cm" svg:x="3.667cm" svg:y="4.39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text-style-name="P2" draw:layer="layout" svg:width="0.606cm" svg:height="0.543cm" svg:x="11.667cm" svg:y="4.39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line draw:style-name="gr7" draw:text-style-name="P1" draw:layer="layout" svg:x1="6cm" svg:y1="0cm" svg:x2="6cm" svg:y2="2cm">
            <text:p/>
          </draw:line>
          <draw:frame draw:style-name="gr6" draw:text-style-name="P2" draw:layer="layout" svg:width="0.534cm" svg:height="0.53cm" svg:x="6.067cm" svg:y="0.393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line draw:style-name="gr7" draw:text-style-name="P1" draw:layer="layout" svg:x1="2cm" svg:y1="2cm" svg:x2="2cm" svg:y2="1cm">
            <text:p/>
          </draw:line>
          <draw:frame draw:style-name="gr6" draw:text-style-name="P2" draw:layer="layout" svg:width="0.805cm" svg:height="0.59cm" svg:x="1.967cm" svg:y="0.393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line draw:style-name="gr7" draw:text-style-name="P1" draw:layer="layout" svg:x1="18cm" svg:y1="2cm" svg:x2="18cm" svg:y2="1cm">
            <text:p/>
          </draw:line>
          <draw:frame draw:style-name="gr6" draw:text-style-name="P2" draw:layer="layout" svg:width="0.792cm" svg:height="0.59cm" svg:x="17.367cm" svg:y="0.39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6" draw:text-style-name="P2" draw:layer="layout" svg:width="0.834cm" svg:height="0.59cm" svg:x="0.068cm" svg:y="1.6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2" draw:layer="layout" svg:x1="2cm" svg:y1="5.5cm" svg:x2="18cm" svg:y2="5.5cm">
          <text:p/>
        </draw:line>
        <draw:line draw:style-name="gr2" draw:text-style-name="P1" draw:layer="layout" svg:x1="2cm" svg:y1="5.3cm" svg:x2="2cm" svg:y2="5.7cm">
          <text:p/>
        </draw:line>
        <draw:line draw:style-name="gr2" draw:text-style-name="P1" draw:layer="layout" svg:x1="18cm" svg:y1="5.3cm" svg:x2="18cm" svg:y2="5.7cm">
          <text:p/>
        </draw:line>
        <draw:frame draw:style-name="gr6" draw:text-style-name="P2" draw:layer="layout" svg:width="0.472cm" svg:height="0.483cm" svg:x="9.267cm" svg:y="4.99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8" draw:text-style-name="P2" draw:layer="layout" svg:x1="17cm" svg:y1="4cm" svg:x2="18cm" svg:y2="4cm">
          <text:p/>
        </draw:line>
        <draw:line draw:style-name="gr8" draw:text-style-name="P2" draw:layer="layout" svg:x1="17cm" svg:y1="4cm" svg:x2="17cm" svg:y2="3cm">
          <text:p/>
        </draw:line>
        <draw:line draw:style-name="gr8" draw:text-style-name="P2" draw:layer="layout" svg:x1="17cm" svg:y1="4cm" svg:x2="16.4cm" svg:y2="4.6cm">
          <text:p/>
        </draw:line>
        <draw:frame draw:style-name="gr6" draw:text-style-name="P2" draw:layer="layout" svg:width="0.441cm" svg:height="0.483cm" svg:x="17.995cm" svg:y="3.7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text-style-name="P2" draw:layer="layout" svg:width="0.458cm" svg:height="0.483cm" svg:x="16.796cm" svg:y="2.47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2" draw:layer="layout" svg:width="0.42cm" svg:height="0.483cm" svg:x="15.996cm" svg:y="4.27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9" draw:text-style-name="P2" draw:layer="layout" svg:width="0.6cm" svg:height="0.6cm" svg:x="8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cm" svg:height="0.6cm" svg:x="8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g>
          <draw:line draw:style-name="gr7" draw:text-style-name="P1" draw:layer="layout" svg:x1="6.001cm" svg:y1="0cm" svg:x2="6.001cm" svg:y2="2cm">
            <text:p/>
          </draw:line>
          <draw:frame draw:style-name="gr6" draw:text-style-name="P2" draw:layer="layout" svg:width="0.534cm" svg:height="0.53cm" svg:x="6.068cm" svg:y="0.393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path draw:style-name="gr2" draw:text-style-name="P2" draw:layer="layout" svg:width="17.299cm" svg:height="2.999cm" svg:x="0.701cm" svg:y="1.1cm" svg:viewBox="0 0 17300 3000" svg:d="m17300 880c-13000 2002-11600 2642-13400 1681s-3900-2561-3900-2561">
          <text:p/>
        </draw:path>
        <draw:frame draw:style-name="gr6" draw:text-style-name="P2" draw:layer="layout" svg:width="0.775cm" svg:height="0.467cm" svg:x="0.669cm" svg:y="1.49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441cm" svg:height="0.483cm" svg:x="1.271cm" svg:y="1.99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line draw:style-name="gr7" draw:text-style-name="P1" draw:layer="layout" svg:x1="2.002cm" svg:y1="2.001cm" svg:x2="2.002cm" svg:y2="1.001cm">
            <text:p/>
          </draw:line>
          <draw:frame draw:style-name="gr6" draw:text-style-name="P2" draw:layer="layout" svg:width="0.644cm" svg:height="0.59cm" svg:x="1.969cm" svg:y="0.394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path draw:style-name="gr2" draw:text-style-name="P2" draw:layer="layout" svg:width="17.299cm" svg:height="2.999cm" svg:x="0.701cm" svg:y="1.09cm" svg:viewBox="0 0 17300 3000" svg:d="m17300 880c-13000 2002-11600 2642-13400 1681s-3900-2561-3900-2561">
          <text:p/>
        </draw:path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661cm" svg:height="0.467cm" svg:x="0.769cm" svg:y="1.49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path draw:style-name="gr14" draw:text-style-name="P2" draw:layer="layout" svg:width="0.355cm" svg:height="1.799cm" svg:x="2.801cm" svg:y="0.9cm" svg:viewBox="0 0 356 1800" svg:d="m0 1800c800-1100 0-1800 0-1800">
            <text:p/>
          </draw:path>
          <draw:frame draw:style-name="gr15" draw:text-style-name="P2" draw:layer="layout" svg:width="0.67cm" svg:height="0.543cm" svg:x="3.37cm" svg:y="1.19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7" draw:text-style-name="P1" draw:layer="layout" svg:x1="18.002cm" svg:y1="2.001cm" svg:x2="18.002cm" svg:y2="1.001cm">
            <text:p/>
          </draw:line>
          <draw:frame draw:style-name="gr6" draw:text-style-name="P2" draw:layer="layout" svg:width="0.632cm" svg:height="0.59cm" svg:x="17.369cm" svg:y="0.395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frame draw:style-name="gr6" draw:text-style-name="P2" draw:layer="layout" svg:width="0.441cm" svg:height="0.483cm" svg:x="1.271cm" svg:y="1.99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6" draw:text-style-name="P2" draw:layer="layout" svg:width="16cm" svg:height="3cm" svg:x="2.001cm" svg:y="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5371.31429285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001cm" svg:y1="2cm" svg:x2="18.001cm" svg:y2="2cm">
          <text:p/>
        </draw:line>
        <draw:frame draw:style-name="gr6" draw:text-style-name="P2" draw:layer="layout" svg:width="0.441cm" svg:height="0.483cm" svg:x="1.27cm" svg:y="1.49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" draw:layer="layout" svg:width="0.424cm" svg:height="0.483cm" svg:x="18.271cm" svg:y="1.49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7" draw:text-style-name="P2" draw:layer="layout" svg:x1="7.801cm" svg:y1="3.4cm" svg:x2="7.801cm" svg:y2="5.4cm">
          <text:p/>
        </draw:line>
        <draw:line draw:style-name="gr17" draw:text-style-name="P2" draw:layer="layout" svg:x1="5.001cm" svg:y1="3.4cm" svg:x2="5.001cm" svg:y2="5.4cm">
          <text:p/>
        </draw:line>
        <draw:frame draw:style-name="gr18" draw:text-style-name="P2" draw:layer="layout" svg:width="0.788cm" svg:height="0.59cm" svg:x="7.969cm" svg:y="4.89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8" draw:text-style-name="P2" draw:layer="layout" svg:width="0.783cm" svg:height="0.59cm" svg:x="4.27cm" svg:y="4.8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2" draw:layer="layout" svg:width="1.203cm" svg:height="0.483cm" svg:x="12.997cm" svg:y="3.517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</draw:page>
      <draw:page draw:name="page5" draw:style-name="dp1" draw:master-page-name="Default">
        <draw:custom-shape draw:style-name="gr19" draw:text-style-name="P2" draw:layer="layout" svg:width="16cm" svg:height="2cm" svg:x="2.001cm" svg:y="2.001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7" draw:text-style-name="P1" draw:layer="layout" svg:x1="2.002cm" svg:y1="2.002cm" svg:x2="2.002cm" svg:y2="1.002cm">
            <text:p/>
          </draw:line>
          <draw:frame draw:style-name="gr6" draw:text-style-name="P2" draw:layer="layout" svg:width="0.644cm" svg:height="0.59cm" svg:x="1.169cm" svg:y="0.395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line draw:style-name="gr7" draw:text-style-name="P1" draw:layer="layout" svg:x1="18.002cm" svg:y1="2.002cm" svg:x2="18.002cm" svg:y2="1.002cm">
            <text:p/>
          </draw:line>
          <draw:frame draw:style-name="gr6" draw:text-style-name="P2" draw:layer="layout" svg:width="0.632cm" svg:height="0.59cm" svg:x="17.369cm" svg:y="0.396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line draw:style-name="gr2" draw:text-style-name="P1" draw:layer="layout" svg:x1="2.002cm" svg:y1="2.002cm" svg:x2="18.002cm" svg:y2="2.002cm">
          <text:p/>
        </draw:line>
        <draw:frame draw:style-name="gr6" draw:text-style-name="P2" draw:layer="layout" svg:width="0.441cm" svg:height="0.483cm" svg:x="1.271cm" svg:y="1.4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2" draw:layer="layout" svg:width="0.424cm" svg:height="0.483cm" svg:x="18.272cm" svg:y="1.4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2" draw:layer="layout" svg:x1="6.201cm" svg:y1="2.901cm" svg:x2="6.201cm" svg:y2="4.301cm">
          <text:p/>
        </draw:line>
        <draw:frame draw:style-name="gr6" draw:text-style-name="P2" draw:layer="layout" svg:width="0.665cm" svg:height="0.59cm" svg:x="5.972cm" svg:y="4.39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path draw:style-name="gr14" draw:text-style-name="P2" draw:layer="layout" svg:width="0.355cm" svg:height="1.799cm" svg:x="2.202cm" svg:y="1.101cm" svg:viewBox="0 0 356 1800" svg:d="m0 1800c800-1100 0-1800 0-1800">
            <text:p/>
          </draw:path>
          <draw:frame draw:style-name="gr15" draw:text-style-name="P2" draw:layer="layout" svg:width="0.67cm" svg:height="0.543cm" svg:x="1.971cm" svg:y="1.996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path draw:style-name="gr4" draw:text-style-name="P2" draw:layer="layout" svg:width="1.699cm" svg:height="0.25cm" svg:x="7.001cm" svg:y="4.301cm" svg:viewBox="0 0 1700 251" svg:d="m0 0c900 500 1700 100 1700 100">
          <text:p/>
        </draw:path>
        <draw:path draw:style-name="gr4" draw:text-style-name="P2" draw:layer="layout" svg:width="1.699cm" svg:height="0.25cm" svg:x="4.101cm" svg:y="4.302cm" svg:viewBox="0 0 1700 251" svg:d="m1700 0c-900 500-1700 100-1700 100">
          <text:p/>
        </draw:path>
        <draw:frame draw:style-name="gr6" draw:text-style-name="P2" draw:layer="layout" svg:width="0.509cm" svg:height="1.029cm" svg:x="4.7cm" svg:y="3.6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text-style-name="P2" draw:layer="layout" svg:width="0.509cm" svg:height="1.029cm" svg:x="7.701cm" svg:y="3.60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2" draw:text-style-name="P2" draw:layer="layout" svg:x1="2cm" svg:y1="5cm" svg:x2="18cm" svg:y2="5cm">
          <text:p/>
        </draw:line>
        <draw:line draw:style-name="gr2" draw:text-style-name="P2" draw:layer="layout" svg:x1="2cm" svg:y1="4.9cm" svg:x2="2cm" svg:y2="5.1cm">
          <text:p/>
        </draw:line>
        <draw:line draw:style-name="gr2" draw:text-style-name="P2" draw:layer="layout" svg:x1="6.2cm" svg:y1="4.9cm" svg:x2="6.2cm" svg:y2="5.1cm">
          <text:p/>
        </draw:line>
        <draw:line draw:style-name="gr2" draw:text-style-name="P2" draw:layer="layout" svg:x1="18cm" svg:y1="4.9cm" svg:x2="18cm" svg:y2="5.1cm">
          <text:p/>
        </draw:line>
        <draw:frame draw:style-name="gr6" draw:text-style-name="P2" draw:layer="layout" svg:width="0.902cm" svg:height="1.089cm" svg:x="11.601cm" svg:y="5.00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6" draw:text-style-name="P2" draw:layer="layout" svg:width="0.711cm" svg:height="1.089cm" svg:x="3.802cm" svg:y="5.00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6" draw:text-style-name="P2" draw:layer="layout" svg:width="1.203cm" svg:height="0.483cm" svg:x="12.998cm" svg:y="2.81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</draw:page>
      <draw:page draw:name="page6" draw:style-name="dp1" draw:master-page-name="Default">
        <draw:line draw:style-name="gr20" draw:text-style-name="P1" draw:layer="layout" svg:x1="2.002cm" svg:y1="2cm" svg:x2="18.002cm" svg:y2="2cm">
          <text:p/>
        </draw:line>
        <draw:g>
          <draw:line draw:style-name="gr21" draw:text-style-name="P1" draw:layer="layout" svg:x1="6.002cm" svg:y1="0cm" svg:x2="6.002cm" svg:y2="2cm">
            <text:p/>
          </draw:line>
          <draw:frame draw:style-name="gr22" draw:text-style-name="P2" draw:layer="layout" svg:width="0.534cm" svg:height="0.53cm" svg:x="6.069cm" svg:y="0.393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line draw:style-name="gr21" draw:text-style-name="P1" draw:layer="layout" svg:x1="2.002cm" svg:y1="2cm" svg:x2="2.002cm" svg:y2="1cm">
            <text:p/>
          </draw:line>
          <draw:frame draw:style-name="gr22" draw:text-style-name="P2" draw:layer="layout" svg:width="0.805cm" svg:height="0.59cm" svg:x="1.969cm" svg:y="0.393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line draw:style-name="gr21" draw:text-style-name="P1" draw:layer="layout" svg:x1="18.002cm" svg:y1="2cm" svg:x2="18.002cm" svg:y2="1cm">
            <text:p/>
          </draw:line>
          <draw:frame draw:style-name="gr22" draw:text-style-name="P2" draw:layer="layout" svg:width="0.792cm" svg:height="0.59cm" svg:x="17.369cm" svg:y="0.394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custom-shape draw:style-name="gr23" draw:text-style-name="P2" draw:layer="layout" svg:width="4cm" svg:height="2cm" svg:x="2.001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2cm" svg:height="1cm" svg:x="6.001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68cm" svg:height="0.543cm" svg:x="0.914cm" svg:y="2.44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text-style-name="P2" draw:layer="layout" svg:width="1.123cm" svg:height="0.543cm" svg:x="17.914cm" svg:y="5.04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7" draw:style-name="dp1" draw:master-page-name="Default">
        <draw:line draw:style-name="gr2" draw:text-style-name="P1" draw:layer="layout" svg:x1="2.002cm" svg:y1="3cm" svg:x2="18.002cm" svg:y2="3cm">
          <text:p/>
        </draw:line>
        <draw:custom-shape draw:style-name="gr19" draw:text-style-name="P2" draw:layer="layout" svg:width="14cm" svg:height="2cm" svg:x="4.001cm" svg:y="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3056.181701307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2cm" svg:height="2cm" svg:x="2.001cm" svg:y="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.097cm" svg:height="0.543cm" svg:x="0.901cm" svg:y="1.05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2" draw:layer="layout" svg:width="2.589cm" svg:height="0.483cm" svg:x="4.702cm" svg:y="5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90_20_Degrees" draw:display-name="Black 90 Degrees" draw:style="single" draw:color="#666666" draw:distance="0.4cm" draw:rotation="900"/>
    <draw:hatch draw:name="Hatching_20_3" draw:display-name="Hatching 3" draw:style="single" draw:color="#666666" draw:distance="0.4cm" draw:rotation="900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9T18:05:03.143000000</meta:creation-date>
    <dc:date>2014-04-28T11:42:10.298000000</dc:date>
    <meta:editing-duration>PT9H45M59S</meta:editing-duration>
    <meta:editing-cycles>34</meta:editing-cycles>
    <meta:generator>LibreOffice/4.1.5.3$Windows_x86 LibreOffice_project/1c1366bba2ba2b554cd2ca4d87c06da81c05d24</meta:generator>
    <meta:document-statistic meta:object-count="162"/>
  </office:meta>
</office:document-meta>
</file>

<file path=Object 1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10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1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2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13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4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5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16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i>b</mi>
    </mrow>
    <annotation encoding="StarMath 5.0">b</annotation>
  </semantics>
</math>
</file>

<file path=Object 1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9/content.xml><?xml version="1.0" encoding="utf-8"?>
<math xmlns="http://www.w3.org/1998/Math/MathML">
  <semantics>
    <mrow>
      <mover accent="true">
        <mrow>
          <msub>
            <mi>F</mi>
            <mi mathvariant="italic">e2</mi>
          </msub>
        </mrow>
        <mo stretchy="false">⃗</mo>
      </mover>
    </mrow>
    <annotation encoding="StarMath 5.0">vec{F_e2}</annotation>
  </semantics>
</math>
</file>

<file path=Object 2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20/content.xml><?xml version="1.0" encoding="utf-8"?>
<math xmlns="http://www.w3.org/1998/Math/MathML">
  <semantics>
    <mrow>
      <mover accent="true">
        <mrow>
          <msub>
            <mi>F</mi>
            <mi mathvariant="italic">e1</mi>
          </msub>
        </mrow>
        <mo stretchy="false">⃗</mo>
      </mover>
    </mrow>
    <annotation encoding="StarMath 5.0">vec{F_e1}</annotation>
  </semantics>
</math>
</file>

<file path=Object 21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2/content.xml><?xml version="1.0" encoding="utf-8"?>
<math xmlns="http://www.w3.org/1998/Math/MathML">
  <semantics>
    <mrow>
      <mi>a</mi>
    </mrow>
    <annotation encoding="StarMath 5.0">a</annotation>
  </semantics>
</math>
</file>

<file path=Object 23/content.xml><?xml version="1.0" encoding="utf-8"?>
<math xmlns="http://www.w3.org/1998/Math/MathML">
  <semantics>
    <mrow>
      <mi>b</mi>
    </mrow>
    <annotation encoding="StarMath 5.0">b</annotation>
  </semantics>
</math>
</file>

<file path=Object 24/content.xml><?xml version="1.0" encoding="utf-8"?>
<math xmlns="http://www.w3.org/1998/Math/MathML">
  <semantics>
    <mrow>
      <mover accent="true">
        <mrow>
          <msub>
            <mi>F</mi>
            <mi>e</mi>
          </msub>
        </mrow>
        <mo stretchy="false">⃗</mo>
      </mover>
    </mrow>
    <annotation encoding="StarMath 5.0">vec{F_e}</annotation>
  </semantics>
</math>
</file>

<file path=Object 25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26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28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29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3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30/content.xml><?xml version="1.0" encoding="utf-8"?>
<math xmlns="http://www.w3.org/1998/Math/MathML">
  <semantics>
    <mrow>
      <mi mathvariant="italic">Mred</mi>
    </mrow>
    <annotation encoding="StarMath 5.0">Mred</annotation>
  </semantics>
</math>
</file>

<file path=Object 31/content.xml><?xml version="1.0" encoding="utf-8"?>
<math xmlns="http://www.w3.org/1998/Math/MathML">
  <semantics>
    <mrow>
      <mrow>
        <mo stretchy="false">+</mo>
        <msub>
          <mi>R</mi>
          <mi mathvariant="italic">Ay</mi>
        </msub>
      </mrow>
    </mrow>
    <annotation encoding="StarMath 5.0">+R_Ay</annotation>
  </semantics>
</math>
</file>

<file path=Object 32/content.xml><?xml version="1.0" encoding="utf-8"?>
<math xmlns="http://www.w3.org/1998/Math/MathML">
  <semantics>
    <mrow>
      <mi>a</mi>
    </mrow>
    <annotation encoding="StarMath 5.0">a</annotation>
  </semantics>
</math>
</file>

<file path=Object 33/content.xml><?xml version="1.0" encoding="utf-8"?>
<math xmlns="http://www.w3.org/1998/Math/MathML">
  <semantics>
    <mrow>
      <mi>b</mi>
    </mrow>
    <annotation encoding="StarMath 5.0">b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b</mi>
    </mrow>
    <annotation encoding="StarMath 5.0">b</annotation>
  </semantics>
</math>
</file>

<file path=Object 36/content.xml><?xml version="1.0" encoding="utf-8"?>
<math xmlns="http://www.w3.org/1998/Math/MathML">
  <semantics>
    <mrow>
      <mrow>
        <mo stretchy="false">−</mo>
        <msub>
          <mi>R</mi>
          <mi mathvariant="italic">By</mi>
        </msub>
      </mrow>
    </mrow>
    <annotation encoding="StarMath 5.0">-R_By</annotation>
  </semantics>
</math>
</file>

<file path=Object 37/content.xml><?xml version="1.0" encoding="utf-8"?>
<math xmlns="http://www.w3.org/1998/Math/MathML">
  <semantics>
    <mrow>
      <mrow>
        <mo stretchy="false">+</mo>
        <msub>
          <mi>M</mi>
          <mi>A</mi>
        </msub>
      </mrow>
    </mrow>
    <annotation encoding="StarMath 5.0">+M_A</annotation>
  </semantics>
</math>
</file>

<file path=Object 38/content.xml><?xml version="1.0" encoding="utf-8"?>
<math xmlns="http://www.w3.org/1998/Math/MathML">
  <semantics>
    <mrow>
      <mrow>
        <mo stretchy="false">−</mo>
        <mn>2291,24</mn>
      </mrow>
      <mi mathvariant="italic">Nm</mi>
    </mrow>
    <annotation encoding="StarMath 5.0">-2291,24Nm</annotation>
  </semantics>
</math>
</file>

<file path=Object 39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40/content.xml><?xml version="1.0" encoding="utf-8"?>
<math xmlns="http://www.w3.org/1998/Math/MathML">
  <semantics>
    <mrow>
      <mi>x</mi>
    </mrow>
    <annotation encoding="StarMath 5.0">x</annotation>
  </semantics>
</math>
</file>

<file path=Object 41/content.xml><?xml version="1.0" encoding="utf-8"?>
<math xmlns="http://www.w3.org/1998/Math/MathML">
  <semantics>
    <mrow>
      <mi>y</mi>
    </mrow>
    <annotation encoding="StarMath 5.0">y</annotation>
  </semantics>
</math>
</file>

<file path=Object 42/content.xml><?xml version="1.0" encoding="utf-8"?>
<math xmlns="http://www.w3.org/1998/Math/MathML">
  <semantics>
    <mrow>
      <mi>z</mi>
    </mrow>
    <annotation encoding="StarMath 5.0">z</annotation>
  </semantics>
</math>
</file>

<file path=Object 43/content.xml><?xml version="1.0" encoding="utf-8"?>
<math xmlns="http://www.w3.org/1998/Math/MathML">
  <semantics>
    <mrow>
      <mfrac>
        <mrow>
          <mn>2</mn>
        </mrow>
        <mrow>
          <mn>3</mn>
        </mrow>
      </mfrac>
    </mrow>
    <annotation encoding="StarMath 5.0">{2} over {3}</annotation>
  </semantics>
</math>
</file>

<file path=Object 44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{1} over {3}</annotation>
  </semantics>
</math>
</file>

<file path=Object 45/content.xml><?xml version="1.0" encoding="utf-8"?>
<math xmlns="http://www.w3.org/1998/Math/MathML">
  <semantics>
    <mrow>
      <mfrac>
        <mrow>
          <msub>
            <mn>2L</mn>
            <mn>2</mn>
          </msub>
        </mrow>
        <mrow>
          <mn>3</mn>
        </mrow>
      </mfrac>
    </mrow>
    <annotation encoding="StarMath 5.0">{2L_2} over {3}</annotation>
  </semantics>
</math>
</file>

<file path=Object 46/content.xml><?xml version="1.0" encoding="utf-8"?>
<math xmlns="http://www.w3.org/1998/Math/MathML">
  <semantics>
    <mrow>
      <mfrac>
        <mrow>
          <msub>
            <mi>L</mi>
            <mn>2</mn>
          </msub>
        </mrow>
        <mrow>
          <mn>3</mn>
        </mrow>
      </mfrac>
    </mrow>
    <annotation encoding="StarMath 5.0">{L_2} over {3}</annotation>
  </semantics>
</math>
</file>

<file path=Object 47/content.xml><?xml version="1.0" encoding="utf-8"?>
<math xmlns="http://www.w3.org/1998/Math/MathML">
  <semantics>
    <mrow>
      <mi mathvariant="italic">Mred</mi>
    </mrow>
    <annotation encoding="StarMath 5.0">Mred</annotation>
  </semantics>
</math>
</file>

<file path=Object 5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6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9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